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3pt" style:font-size-asian="13pt" style:font-size-complex="13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20pt" style:font-size-asian="20pt" style:font-size-complex="20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28pt" style:font-size-asian="28pt" style:font-size-complex="2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2.Odovzdávka</text:p>
      <text:p text:style-name="P7"/>
      <text:p text:style-name="P7"/>
      <text:p text:style-name="P7">Databázové systémy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/>
      <text:p text:style-name="P6">Dominik Trojčák</text:p>
      <text:p text:style-name="P6">Peter Vasiľ</text:p>
      <text:p text:style-name="P6">cv. Streda 10:50</text:p>
      <text:p text:style-name="P6"/>
      <text:p text:style-name="P3"/>
      <text:p text:style-name="P5"><text:soft-page-break/>Script na naplnenie databázy</text:p>
      <text:p text:style-name="P5"/>
      <text:p text:style-name="P2">--Pozicie</text:p>
      <text:p text:style-name="P2"/>
      <text:p text:style-name="P2">INSERT INTO POZICIA (nazov, HODINOVA_MZDA) VALUES ('Veduca jedalne', 4.2);</text:p>
      <text:p text:style-name="P2">INSERT INTO POZICIA (nazov, HODINOVA_MZDA) VALUES ('Kuchar', 3.8);</text:p>
      <text:p text:style-name="P2">INSERT INTO POZICIA (nazov, HODINOVA_MZDA) VALUES ('Vydavac stravy', 3.5);</text:p>
      <text:p text:style-name="P2">INSERT INTO POZICIA (nazov, HODINOVA_MZDA, POZNAMKA) VALUES ('Pomocna sila', 2.5, 'Vypomaha v kuchyni(cistenie zemiakov, umyvanie riadov)');</text:p>
      <text:p text:style-name="P2">INSERT INTO POZICIA (nazov, HODINOVA_MZDA, POZNAMKA) VALUES ('Pokladnicka', 3.5, 'V pripade ze sa za jedlo plati na mieste');</text:p>
      <text:p text:style-name="P2"/>
      <text:p text:style-name="P2">-- Menu:</text:p>
      <text:p text:style-name="P2"/>
      <text:p text:style-name="P2">INSERT INTO MENU (nazov) VALUES ('Vegetarianske menu');</text:p>
      <text:p text:style-name="P2">INSERT INTO MENU (nazov) VALUES ('Extra masove menu');</text:p>
      <text:p text:style-name="P2">INSERT INTO MENU (nazov) VALUES ('Sladke menu');</text:p>
      <text:p text:style-name="P2">INSERT INTO MENU (nazov) VALUES ('Piatkove menu');</text:p>
      <text:p text:style-name="P2">INSERT INTO MENU (nazov) VALUES ('Pikantne menu');</text:p>
      <text:p text:style-name="P2">INSERT INTO MENU (nazov) VALUES ('Medzinarodne menu');</text:p>
      <text:p text:style-name="P2"/>
      <text:p text:style-name="P2">--Inserts jedalen:</text:p>
      <text:p text:style-name="P2"/>
      <text:p text:style-name="P2"/>
      <text:p text:style-name="P2">INSERT INTO JEDALEN (mesto, nazov, ulica, cislo_domu, percento_navysenia) values ('Bratislava', 'Jedalen pod Hradom','Pod hradom',5, 20.00 );</text:p>
      <text:p text:style-name="P2">INSERT INTO JEDALEN (mesto, nazov, ulica, cislo_domu, percento_navysenia) values ('Martin', 'Skolska jedalen pri SS','Hlavna',12, 10.00);</text:p>
      <text:p text:style-name="P2">INSERT INTO JEDALEN (mesto, nazov, ulica, cislo_domu, percento_navysenia) values ('Martin', 'Skolska jedalen pri ZS', 'Stefanikova',13, 13.05);</text:p>
      <text:p text:style-name="P2">INSERT INTO JEDALEN (mesto, nazov, ulica, cislo_domu, percento_navysenia) values ('Skalica', 'Skalicka skolska jedalen','Dolna',13 , 10.11);</text:p>
      <text:p text:style-name="P2">INSERT INTO JEDALEN (mesto, nazov, ulica, cislo_domu, percento_navysenia) values ('Trnava', 'Dobra jedalen','Horna',2,17.12);</text:p>
      <text:p text:style-name="P2">INSERT INTO JEDALEN (mesto, nazov, ulica, percento_navysenia, cislo_domu) values ('Presov', 'Jedalen pri fakultnej nemocnici', 'Stefanikova', 15.5, 143 );</text:p>
      <text:p text:style-name="P2">INSERT INTO JEDALEN (mesto, nazov, ulica, percento_navysenia, cislo_domu) values ('Giraltovce', 'Skolska jedalen v Giraltovciach', 'Fucikova', 13.7, 1765 );</text:p>
      <text:p text:style-name="P2">INSERT INTO JEDALEN (mesto, nazov, ulica, percento_navysenia, cislo_domu) values ('Presov', 'Jedalen pri zakladnej skole', 'Sabinovska', 10.7, 1411 );</text:p>
      <text:p text:style-name="P2">INSERT INTO JEDALEN (mesto, nazov, ulica, percento_navysenia, cislo_domu) values ('Bidovce', 'Jedalen Bidovce', 'Bidovce', 18.7, 211 );</text:p>
      <text:p text:style-name="P2">INSERT INTO JEDALEN (mesto, nazov, ulica, percento_navysenia, cislo_domu) values ('Kosice', 'Jedalen na ulici Jedlikovej', 'Jedlikova', 11.8, 5 );</text:p>
      <text:p text:style-name="P2"/>
      <text:p text:style-name="P2"/>
      <text:p text:style-name="P2">--inserts jedla:</text:p>
      <text:p text:style-name="P2"/>
      <text:p text:style-name="P2">INSERT INTO JEDLO (nazov,gramaz,cena) values ('Slepacia polievka s rezancami',150,0.55);</text:p>
      <text:p text:style-name="P2">INSERT INTO JEDLO (nazov,gramaz,cena) values ('Paradajkova polievka',140,0.6);</text:p>
      <text:p text:style-name="P2">INSERT INTO JEDLO (nazov,gramaz,cena) values ('Rybacia polievka - halaszle',150,0.6);</text:p>
      <text:p text:style-name="P2">INSERT INTO JEDLO (nazov,gramaz,cena) values ('Francuzska polievka',150,0.55);</text:p>
      <text:p text:style-name="P2"><text:soft-page-break/>INSERT INTO JEDLO (nazov,gramaz,cena) values ('Sosovicova polievka',180,0.55);</text:p>
      <text:p text:style-name="P2">INSERT INTO JEDLO (nazov,gramaz,cena) values ('Fazulova polievka so zeleninou',180,0.6);</text:p>
      <text:p text:style-name="P2">INSERT INTO JEDLO (nazov,gramaz,cena) values ('Zeleninova polievka',150,0.45);</text:p>
      <text:p text:style-name="P2">INSERT INTO JEDLO (nazov,gramaz,cena) values ('Bravcovy gulas',190,0.8);</text:p>
      <text:p text:style-name="P2">INSERT INTO JEDLO (nazov,gramaz,cena) values ('Americke zemiaky',180,0.95);</text:p>
      <text:p text:style-name="P2">INSERT INTO JEDLO (nazov,gramaz,cena) values ('Varene zemiaky mastene',200,0.75);</text:p>
      <text:p text:style-name="P2">INSERT INTO JEDLO (nazov,gramaz,cena) values ('Ryza',150,0.6);</text:p>
      <text:p text:style-name="P2">INSERT INTO JEDLO (nazov,gramaz,cena) values ('Zemiakova kasa',200,0.8);</text:p>
      <text:p text:style-name="P2">INSERT INTO JEDLO (nazov,gramaz,cena) values ('Hranolky',160,0.85);</text:p>
      <text:p text:style-name="P2">INSERT INTO JEDLO (nazov,gramaz,cena) values ('Cestoviny',190,0.75);</text:p>
      <text:p text:style-name="P2"/>
      <text:p text:style-name="P2">INSERT INTO JEDLO (nazov,gramaz,cena) values ('Kuraci steak',100,2);</text:p>
      <text:p text:style-name="P2">INSERT INTO JEDLO (nazov,gramaz,cena) values ('Bravcove stehno na smotane',120,2.20); </text:p>
      <text:p text:style-name="P2">INSERT INTO JEDLO (nazov,gramaz,cena) values ('Halusky s tvarohom',200,1.5); </text:p>
      <text:p text:style-name="P2">INSERT INTO JEDLO (nazov,gramaz,cena) values ('Cestoviny s hobovou omackou',300,2.10); </text:p>
      <text:p text:style-name="P2">INSERT INTO JEDLO (nazov,gramaz,cena) values ('Segedinsky gulas s knedlou',250,3.20);</text:p>
      <text:p text:style-name="P2">INSERT INTO JEDLO (nazov,gramaz,cena) values ('Rybaci sen',300,4);</text:p>
      <text:p text:style-name="P2">INSERT INTO JEDLO (nazov,gramaz,cena) values ('Kuraci rezen',100,1.8);</text:p>
      <text:p text:style-name="P2">INSERT INTO JEDLO (nazov,gramaz,cena) values ('Buchty na pare',100,1);</text:p>
      <text:p text:style-name="P2">INSERT INTO JEDLO (nazov,gramaz,cena) values ('Francuzske zemiaky',400,3.5); </text:p>
      <text:p text:style-name="P2">INSERT INTO JEDLO (nazov,gramaz,cena) values ('Hovadzie stroganov',300,3);</text:p>
      <text:p text:style-name="P2">INSERT INTO JEDLO (nazov,gramaz,cena) values ('Spaghety',300,2.80); </text:p>
      <text:p text:style-name="P2">INSERT INTO JEDLO (nazov,gramaz,cena) values ('Rizoto s kuracim masom',300,3); </text:p>
      <text:p text:style-name="P2"/>
      <text:p text:style-name="P2">INSERT INTO JEDLO (nazov,gramaz,cena) values ('Zmrzlinovy pohar',100,1);</text:p>
      <text:p text:style-name="P2">INSERT INTO JEDLO (nazov,gramaz,cena) values ('Jablkovy zavin',100,1.2);</text:p>
      <text:p text:style-name="P2">INSERT INTO JEDLO (nazov,gramaz,cena) values ('Puding rozne druhy',100,0.80);</text:p>
      <text:p text:style-name="P2">INSERT INTO JEDLO (nazov,gramaz,cena) values ('Kremes',100,1.2);</text:p>
      <text:p text:style-name="P2">INSERT INTO JEDLO (nazov,gramaz,cena) values ('Smotanovy pohar',120,0.9);</text:p>
      <text:p text:style-name="P2">INSERT INTO JEDLO (nazov,gramaz,cena) values ('Banany v cokolade',90,0.9);</text:p>
      <text:p text:style-name="P2"/>
      <text:p text:style-name="P2">----------------------------------------------------- Zamestnanec</text:p>
      <text:p text:style-name="P2"/>
      <text:p text:style-name="P2">---1. jedalen</text:p>
      <text:p text:style-name="P2"><text:s text:c="2"/>INSERT INTO ZAMESTNANEC_JEDALNE (MENO, PRIEZVISKO, DATUM_NARODENIA, POHLAVIE, ID_JEDALNE, ID_POZICIE) </text:p>
      <text:p text:style-name="P2"><text:s text:c="2"/>VALUES ('Anna', 'Novakova',TO_DATE('01.01.1980','dd.mm.yyyy'), 'Z', 1, 1);</text:p>
      <text:p text:style-name="P2"><text:s text:c="2"/></text:p>
      <text:p text:style-name="P2"><text:s text:c="2"/>INSERT INTO ZAMESTNANEC_JEDALNE (MENO, PRIEZVISKO, DATUM_NARODENIA, POHLAVIE, ID_JEDALNE, ID_POZICIE) </text:p>
      <text:p text:style-name="P2"><text:s text:c="2"/>VALUES ('Jarmila', 'Bosakova',TO_DATE('05.11.1976','dd.mm.yyyy'), 'Z', 1, 2);</text:p>
      <text:p text:style-name="P2"><text:s text:c="2"/></text:p>
      <text:p text:style-name="P2"><text:s text:c="2"/>INSERT INTO ZAMESTNANEC_JEDALNE (MENO, PRIEZVISKO, DATUM_NARODENIA, POHLAVIE, ID_JEDALNE, ID_POZICIE) </text:p>
      <text:p text:style-name="P2"><text:s text:c="2"/>VALUES ('Jozef', 'Vysoky',TO_DATE('09.09.1970','dd.mm.yyyy'), 'M', 1, 2);</text:p>
      <text:p text:style-name="P2"><text:s text:c="2"/></text:p>
      <text:p text:style-name="P2"><text:s text:c="2"/>INSERT INTO ZAMESTNANEC_JEDALNE (MENO, PRIEZVISKO, DATUM_NARODENIA, POHLAVIE, ID_JEDALNE, ID_POZICIE) </text:p>
      <text:p text:style-name="P2"><text:s text:c="2"/>VALUES ('Alzbeta', 'Vysoka',TO_DATE('31.09.1972','dd.mm.yyyy'), 'Z', 1, 3);</text:p>
      <text:p text:style-name="P2"><text:s text:c="2"/></text:p>
      <text:p text:style-name="P2"><text:s text:c="2"/>INSERT INTO ZAMESTNANEC_JEDALNE (MENO, PRIEZVISKO, DATUM_NARODENIA, POHLAVIE, ID_JEDALNE, ID_POZICIE) </text:p>
      <text:p text:style-name="P2"><text:soft-page-break/><text:s text:c="2"/>VALUES ('Martina', 'Nizka',TO_DATE('24.12.1993','dd.mm.yyyy'), 'Z', 1, 5);</text:p>
      <text:p text:style-name="P2"><text:s text:c="2"/></text:p>
      <text:p text:style-name="P2"><text:s text:c="2"/>INSERT INTO ZAMESTNANEC_JEDALNE (MENO, PRIEZVISKO, DATUM_NARODENIA, POHLAVIE, ID_JEDALNE, ID_POZICIE) </text:p>
      <text:p text:style-name="P2"><text:s text:c="2"/>VALUES ('Martin', 'Pomocny',TO_DATE('13.01.1999','dd.mm.yyyy'), 'M', 1, 4);</text:p>
      <text:p text:style-name="P2"><text:s text:c="2"/></text:p>
      <text:p text:style-name="P2"><text:s text:c="2"/>INSERT INTO ZAMESTNANEC_JEDALNE (MENO, PRIEZVISKO, DATUM_NARODENIA, POHLAVIE, ID_JEDALNE, ID_POZICIE) </text:p>
      <text:p text:style-name="P2"><text:s text:c="2"/>VALUES ('Petra', 'Petrova',TO_DATE('10.01.1997','dd.mm.yyyy'), 'Z', 1, 4);</text:p>
      <text:p text:style-name="P2"><text:s text:c="2"/></text:p>
      <text:p text:style-name="P2"><text:s text:c="2"/></text:p>
      <text:p text:style-name="P2"><text:s text:c="2"/></text:p>
      <text:p text:style-name="P2"><text:s text:c="2"/>--2. Jedalen</text:p>
      <text:p text:style-name="P2"><text:s text:c="2"/></text:p>
      <text:p text:style-name="P2"><text:s text:c="3"/>INSERT INTO ZAMESTNANEC_JEDALNE (MENO, PRIEZVISKO, DATUM_NARODENIA, POHLAVIE, ID_JEDALNE, ID_POZICIE) </text:p>
      <text:p text:style-name="P2"><text:s text:c="2"/>VALUES ('Martin', 'Veduci',TO_DATE('11.11.1981','dd.mm.yyyy'), 'M', 2, 1);</text:p>
      <text:p text:style-name="P2"><text:s text:c="2"/></text:p>
      <text:p text:style-name="P2"><text:s text:c="2"/>INSERT INTO ZAMESTNANEC_JEDALNE (MENO, PRIEZVISKO, DATUM_NARODENIA, POHLAVIE, ID_JEDALNE, ID_POZICIE) </text:p>
      <text:p text:style-name="P2"><text:s text:c="2"/>VALUES ('Helena', 'Stara',TO_DATE('05.11.1971','dd.mm.yyyy'), 'Z', 2, 2);</text:p>
      <text:p text:style-name="P2"><text:s text:c="2"/></text:p>
      <text:p text:style-name="P2"><text:s text:c="2"/>INSERT INTO ZAMESTNANEC_JEDALNE (MENO, PRIEZVISKO, DATUM_NARODENIA, POHLAVIE, ID_JEDALNE, ID_POZICIE) </text:p>
      <text:p text:style-name="P2"><text:s text:c="2"/>VALUES ('Bohumil', 'Suchy',TO_DATE('04.04.1974','dd.mm.yyyy'), 'M', 2, 2);</text:p>
      <text:p text:style-name="P2"><text:s text:c="2"/></text:p>
      <text:p text:style-name="P2"><text:s text:c="2"/>INSERT INTO ZAMESTNANEC_JEDALNE (MENO, PRIEZVISKO, DATUM_NARODENIA, POHLAVIE, ID_JEDALNE, ID_POZICIE) </text:p>
      <text:p text:style-name="P2"><text:s text:c="2"/>VALUES ('Alzbeta', 'Jarna',TO_DATE('30.09.1979','dd.mm.yyyy'), 'Z', 2, 3);</text:p>
      <text:p text:style-name="P2"><text:s text:c="2"/></text:p>
      <text:p text:style-name="P2"><text:s text:c="2"/>INSERT INTO ZAMESTNANEC_JEDALNE (MENO, PRIEZVISKO, DATUM_NARODENIA, POHLAVIE, ID_JEDALNE, ID_POZICIE) </text:p>
      <text:p text:style-name="P2"><text:s text:c="2"/>VALUES ('Klara', 'Zimna',TO_DATE('12.12.1992','dd.mm.yyyy'), 'Z', 2, 5);</text:p>
      <text:p text:style-name="P2"><text:s text:c="2"/></text:p>
      <text:p text:style-name="P2"><text:s text:c="2"/>INSERT INTO ZAMESTNANEC_JEDALNE (MENO, PRIEZVISKO, DATUM_NARODENIA, POHLAVIE, ID_JEDALNE, ID_POZICIE) </text:p>
      <text:p text:style-name="P2"><text:s text:c="2"/>VALUES ('Bohumil', 'Smutny',TO_DATE('29.01.1996','dd.mm.yyyy'), 'M', 2, 4);</text:p>
      <text:p text:style-name="P2"><text:s text:c="2"/></text:p>
      <text:p text:style-name="P2"><text:s text:c="2"/>---- 3. jedalen</text:p>
      <text:p text:style-name="P2"><text:s text:c="2"/></text:p>
      <text:p text:style-name="P2"><text:s text:c="3"/>INSERT INTO ZAMESTNANEC_JEDALNE (MENO, PRIEZVISKO, DATUM_NARODENIA, POHLAVIE, ID_JEDALNE, ID_POZICIE) </text:p>
      <text:p text:style-name="P2"><text:s text:c="2"/>VALUES ('Peter', 'Novak',TO_DATE('01.01.1989','dd.mm.yyyy'), 'M', 3, 1);</text:p>
      <text:p text:style-name="P2"><text:s text:c="2"/></text:p>
      <text:p text:style-name="P2"><text:s text:c="2"/>INSERT INTO ZAMESTNANEC_JEDALNE (MENO, PRIEZVISKO, DATUM_NARODENIA, POHLAVIE, ID_JEDALNE, ID_POZICIE) </text:p>
      <text:p text:style-name="P2"><text:s text:c="2"/>VALUES ('Bohus', 'Bosak',TO_DATE('08.10.1971','dd.mm.yyyy'), 'M', 3, 2);</text:p>
      <text:p text:style-name="P2"><text:s text:c="2"/></text:p>
      <text:p text:style-name="P2"><text:s text:c="2"/>INSERT INTO ZAMESTNANEC_JEDALNE (MENO, PRIEZVISKO, DATUM_NARODENIA, POHLAVIE, ID_JEDALNE, ID_POZICIE) </text:p>
      <text:p text:style-name="P2"><text:s text:c="2"/>VALUES ('Jozef', 'Mokry',TO_DATE('15.12.1965','dd.mm.yyyy'), 'M', 3, 2);</text:p>
      <text:p text:style-name="P2"><text:s text:c="2"/></text:p>
      <text:p text:style-name="P2"><text:soft-page-break/><text:s text:c="2"/>INSERT INTO ZAMESTNANEC_JEDALNE (MENO, PRIEZVISKO, DATUM_NARODENIA, POHLAVIE, ID_JEDALNE, ID_POZICIE) </text:p>
      <text:p text:style-name="P2"><text:s text:c="2"/>VALUES ('Alfonz', 'Letny',TO_DATE('28.10.1979','dd.mm.yyyy'), 'M', 3, 3);</text:p>
      <text:p text:style-name="P2"><text:s text:c="2"/></text:p>
      <text:p text:style-name="P2"><text:s text:c="2"/>INSERT INTO ZAMESTNANEC_JEDALNE (MENO, PRIEZVISKO, DATUM_NARODENIA, POHLAVIE, ID_JEDALNE, ID_POZICIE) </text:p>
      <text:p text:style-name="P2"><text:s text:c="2"/>VALUES ('Martin', 'Nizky',TO_DATE('24.12.1993','dd.mm.yyyy'), 'M', 3, 5);</text:p>
      <text:p text:style-name="P2"><text:s text:c="2"/></text:p>
      <text:p text:style-name="P2"><text:s text:c="2"/>INSERT INTO ZAMESTNANEC_JEDALNE (MENO, PRIEZVISKO, DATUM_NARODENIA, POHLAVIE, ID_JEDALNE, ID_POZICIE) </text:p>
      <text:p text:style-name="P2"><text:s text:c="2"/>VALUES ('Jaromir', 'Raz',TO_DATE('22.08.1995','dd.mm.yyyy'), 'M', 3, 4);</text:p>
      <text:p text:style-name="P2"><text:s text:c="2"/></text:p>
      <text:p text:style-name="P2"><text:s text:c="2"/>--4. jedalen</text:p>
      <text:p text:style-name="P2"><text:s text:c="2"/></text:p>
      <text:p text:style-name="P2"><text:s text:c="3"/>INSERT INTO ZAMESTNANEC_JEDALNE (MENO, PRIEZVISKO, DATUM_NARODENIA, POHLAVIE, ID_JEDALNE, ID_POZICIE) </text:p>
      <text:p text:style-name="P2"><text:s text:c="2"/>VALUES ('Ivana', 'Ivanova',TO_DATE('02.11.1995','dd.mm.yyyy'), 'Z', 4, 1);</text:p>
      <text:p text:style-name="P2"><text:s text:c="2"/></text:p>
      <text:p text:style-name="P2"><text:s text:c="2"/>INSERT INTO ZAMESTNANEC_JEDALNE (MENO, PRIEZVISKO, DATUM_NARODENIA, POHLAVIE, ID_JEDALNE, ID_POZICIE) </text:p>
      <text:p text:style-name="P2"><text:s text:c="2"/>VALUES ('Jana', 'Skareda',TO_DATE('10.11.1992','dd.mm.yyyy'), 'Z', 4, 2);</text:p>
      <text:p text:style-name="P2"><text:s text:c="2"/></text:p>
      <text:p text:style-name="P2"><text:s text:c="2"/>INSERT INTO ZAMESTNANEC_JEDALNE (MENO, PRIEZVISKO, DATUM_NARODENIA, POHLAVIE, ID_JEDALNE, ID_POZICIE) </text:p>
      <text:p text:style-name="P2"><text:s text:c="2"/>VALUES ('Jozef', 'Vysoky',TO_DATE('02.02.1985','dd.mm.yyyy'), 'M', 4, 2);</text:p>
      <text:p text:style-name="P2"><text:s text:c="2"/></text:p>
      <text:p text:style-name="P2"><text:s text:c="2"/>INSERT INTO ZAMESTNANEC_JEDALNE (MENO, PRIEZVISKO, DATUM_NARODENIA, POHLAVIE, ID_JEDALNE, ID_POZICIE) </text:p>
      <text:p text:style-name="P2"><text:s text:c="2"/>VALUES ('Zuzana', 'Rapava',TO_DATE('23.03.1979','dd.mm.yyyy'), 'Z', 4, 3);</text:p>
      <text:p text:style-name="P2"><text:s text:c="2"/></text:p>
      <text:p text:style-name="P2"><text:s text:c="2"/>INSERT INTO ZAMESTNANEC_JEDALNE (MENO, PRIEZVISKO, DATUM_NARODENIA, POHLAVIE, ID_JEDALNE, ID_POZICIE) </text:p>
      <text:p text:style-name="P2"><text:s text:c="2"/>VALUES ('Lucia', 'Siroka',TO_DATE('02.05.1996','dd.mm.yyyy'), 'Z', 4, 5);</text:p>
      <text:p text:style-name="P2"><text:s text:c="2"/></text:p>
      <text:p text:style-name="P2"><text:s text:c="2"/>-- 5. jedalen</text:p>
      <text:p text:style-name="P2"><text:s text:c="2"/></text:p>
      <text:p text:style-name="P2"><text:s text:c="2"/>INSERT INTO ZAMESTNANEC_JEDALNE (MENO, PRIEZVISKO, DATUM_NARODENIA, POHLAVIE, ID_JEDALNE, ID_POZICIE) </text:p>
      <text:p text:style-name="P2"><text:s text:c="2"/>VALUES ('Slavomira', 'Zla',TO_DATE('06.06.1980','dd.mm.yyyy'), 'Z', 5, 1);</text:p>
      <text:p text:style-name="P2"><text:s text:c="2"/></text:p>
      <text:p text:style-name="P2"><text:s text:c="2"/>INSERT INTO ZAMESTNANEC_JEDALNE (MENO, PRIEZVISKO, DATUM_NARODENIA, POHLAVIE, ID_JEDALNE, ID_POZICIE) </text:p>
      <text:p text:style-name="P2"><text:s text:c="2"/>VALUES ('Jarmila', 'Stastna',TO_DATE('05.11.1976','dd.mm.yyyy'), 'Z', 5, 2);</text:p>
      <text:p text:style-name="P2"><text:s text:c="2"/></text:p>
      <text:p text:style-name="P2"><text:s text:c="2"/>INSERT INTO ZAMESTNANEC_JEDALNE (MENO, PRIEZVISKO, DATUM_NARODENIA, POHLAVIE, ID_JEDALNE, ID_POZICIE) </text:p>
      <text:p text:style-name="P2"><text:s text:c="2"/>VALUES ('Jozef', 'Dobry',TO_DATE('28.02.1988','dd.mm.yyyy'), 'M', 5, 2);</text:p>
      <text:p text:style-name="P2"><text:s text:c="2"/></text:p>
      <text:p text:style-name="P2"><text:s text:c="2"/>INSERT INTO ZAMESTNANEC_JEDALNE (MENO, PRIEZVISKO, DATUM_NARODENIA, POHLAVIE, ID_JEDALNE, ID_POZICIE) </text:p>
      <text:p text:style-name="P2"><text:s text:c="2"/>VALUES ('Alzbeta', 'Vysoka',TO_DATE('22.02.1987','dd.mm.yyyy'), 'Z', 5, 3);</text:p>
      <text:p text:style-name="P2"><text:s text:c="2"/></text:p>
      <text:p text:style-name="P2"><text:soft-page-break/><text:s text:c="2"/>INSERT INTO ZAMESTNANEC_JEDALNE (MENO, PRIEZVISKO, DATUM_NARODENIA, POHLAVIE, ID_JEDALNE, ID_POZICIE) </text:p>
      <text:p text:style-name="P2"><text:s text:c="2"/>VALUES ('Martin', 'Biely',TO_DATE('31.12.1993','dd.mm.yyyy'), 'M', 5, 5);</text:p>
      <text:p text:style-name="P2"><text:s text:c="2"/></text:p>
      <text:p text:style-name="P2"><text:s text:c="2"/>INSERT INTO ZAMESTNANEC_JEDALNE (MENO, PRIEZVISKO, DATUM_NARODENIA, POHLAVIE, ID_JEDALNE, ID_POZICIE) </text:p>
      <text:p text:style-name="P2"><text:s text:c="2"/>VALUES ('Anto', 'Pomocny',TO_DATE('13.06.1998','dd.mm.yyyy'), 'M', 1, 4);</text:p>
      <text:p text:style-name="P2"/>
      <text:p text:style-name="P2"/>
      <text:p text:style-name="P2">------------------------------------------------------- Obsahuje:</text:p>
      <text:p text:style-name="P2"/>
      <text:p text:style-name="P2">-- veg;</text:p>
      <text:p text:style-name="P2"><text:s text:c="2"/>INSERT INTO OBSAHUJE (ID_MENU, ID_JEDLA) </text:p>
      <text:p text:style-name="P2"><text:s text:c="2"/>VALUES (1, 2);</text:p>
      <text:p text:style-name="P2"><text:s text:c="2"/>INSERT INTO OBSAHUJE (ID_MENU, ID_JEDLA) </text:p>
      <text:p text:style-name="P2"><text:s text:c="2"/>VALUES (1, 5);</text:p>
      <text:p text:style-name="P2"><text:s text:c="2"/>INSERT INTO OBSAHUJE (ID_MENU, ID_JEDLA) </text:p>
      <text:p text:style-name="P2"><text:s text:c="2"/>VALUES (1, 9);</text:p>
      <text:p text:style-name="P2"><text:s text:c="2"/>INSERT INTO OBSAHUJE (ID_MENU, ID_JEDLA) </text:p>
      <text:p text:style-name="P2"><text:s text:c="2"/>VALUES (1, 10);</text:p>
      <text:p text:style-name="P2"><text:s text:c="2"/>INSERT INTO OBSAHUJE (ID_MENU, ID_JEDLA) </text:p>
      <text:p text:style-name="P2"><text:s text:c="2"/>VALUES (1, 11);</text:p>
      <text:p text:style-name="P2"><text:s text:c="2"/>INSERT INTO OBSAHUJE (ID_MENU, ID_JEDLA) </text:p>
      <text:p text:style-name="P2"><text:s text:c="2"/>VALUES (1, 12);</text:p>
      <text:p text:style-name="P2"><text:s text:c="2"/>INSERT INTO OBSAHUJE (ID_MENU, ID_JEDLA) </text:p>
      <text:p text:style-name="P2"><text:s text:c="2"/>VALUES (1, 13);</text:p>
      <text:p text:style-name="P2"><text:s text:c="2"/>INSERT INTO OBSAHUJE (ID_MENU, ID_JEDLA) </text:p>
      <text:p text:style-name="P2"><text:s text:c="2"/>VALUES (1, 14);</text:p>
      <text:p text:style-name="P2"><text:s text:c="2"/>INSERT INTO OBSAHUJE (ID_MENU, ID_JEDLA) </text:p>
      <text:p text:style-name="P2"><text:s text:c="2"/>VALUES (1, 17);</text:p>
      <text:p text:style-name="P2"><text:s text:c="2"/>INSERT INTO OBSAHUJE (ID_MENU, ID_JEDLA) </text:p>
      <text:p text:style-name="P2"><text:s text:c="2"/>VALUES (1, 18);</text:p>
      <text:p text:style-name="P2"><text:s text:c="2"/>INSERT INTO OBSAHUJE (ID_MENU, ID_JEDLA) </text:p>
      <text:p text:style-name="P2"><text:s text:c="2"/>VALUES (1, 21);</text:p>
      <text:p text:style-name="P2"><text:s text:c="2"/>INSERT INTO OBSAHUJE (ID_MENU, ID_JEDLA) </text:p>
      <text:p text:style-name="P2"><text:s text:c="2"/>VALUES (1, 25);</text:p>
      <text:p text:style-name="P2"/>
      <text:p text:style-name="P2">-- Extra masove:</text:p>
      <text:p text:style-name="P2"/>
      <text:p text:style-name="P2"><text:s text:c="2"/>INSERT INTO OBSAHUJE (ID_MENU, ID_JEDLA) </text:p>
      <text:p text:style-name="P2"><text:s text:c="2"/>VALUES (2, 8);</text:p>
      <text:p text:style-name="P2"><text:s text:c="2"/>INSERT INTO OBSAHUJE (ID_MENU, ID_JEDLA) </text:p>
      <text:p text:style-name="P2"><text:s text:c="2"/>VALUES (2, 15);</text:p>
      <text:p text:style-name="P2"><text:s text:c="2"/>INSERT INTO OBSAHUJE (ID_MENU, ID_JEDLA) </text:p>
      <text:p text:style-name="P2"><text:s text:c="2"/>VALUES (2, 16);</text:p>
      <text:p text:style-name="P2"><text:s text:c="2"/>INSERT INTO OBSAHUJE (ID_MENU, ID_JEDLA) </text:p>
      <text:p text:style-name="P2"><text:s text:c="2"/>VALUES (2, 19);</text:p>
      <text:p text:style-name="P2"/>
      <text:p text:style-name="P2">-- Sladke menu:</text:p>
      <text:p text:style-name="P2"/>
      <text:p text:style-name="P2"><text:s text:c="2"/>INSERT INTO OBSAHUJE (ID_MENU, ID_JEDLA) </text:p>
      <text:p text:style-name="P2"><text:s text:c="2"/>VALUES (3, 21);</text:p>
      <text:p text:style-name="P2"><text:soft-page-break/><text:s text:c="2"/>INSERT INTO OBSAHUJE (ID_MENU, ID_JEDLA) </text:p>
      <text:p text:style-name="P2"><text:s text:c="2"/>VALUES (3, 25);</text:p>
      <text:p text:style-name="P2"><text:s text:c="2"/>INSERT INTO OBSAHUJE (ID_MENU, ID_JEDLA) </text:p>
      <text:p text:style-name="P2"><text:s text:c="2"/>VALUES (3, 26);</text:p>
      <text:p text:style-name="P2"><text:s text:c="2"/>INSERT INTO OBSAHUJE (ID_MENU, ID_JEDLA) </text:p>
      <text:p text:style-name="P2"><text:s text:c="2"/>VALUES (3, 27);</text:p>
      <text:p text:style-name="P2"><text:s text:c="2"/>INSERT INTO OBSAHUJE (ID_MENU, ID_JEDLA) </text:p>
      <text:p text:style-name="P2"><text:s text:c="2"/>VALUES (3, 29);</text:p>
      <text:p text:style-name="P2"><text:s text:c="2"/>INSERT INTO OBSAHUJE (ID_MENU, ID_JEDLA) </text:p>
      <text:p text:style-name="P2"><text:s text:c="2"/>VALUES (3, 30);</text:p>
      <text:p text:style-name="P2"><text:s text:c="2"/></text:p>
      <text:p text:style-name="P2">-- Piatkove menu</text:p>
      <text:p text:style-name="P2"/>
      <text:p text:style-name="P2"><text:s text:c="2"/>INSERT INTO OBSAHUJE (ID_MENU, ID_JEDLA) </text:p>
      <text:p text:style-name="P2"><text:s text:c="2"/>VALUES (4, 3);</text:p>
      <text:p text:style-name="P2"><text:s text:c="2"/>INSERT INTO OBSAHUJE (ID_MENU, ID_JEDLA) </text:p>
      <text:p text:style-name="P2"><text:s text:c="2"/>VALUES (4, 5);</text:p>
      <text:p text:style-name="P2"><text:s text:c="2"/>INSERT INTO OBSAHUJE (ID_MENU, ID_JEDLA) </text:p>
      <text:p text:style-name="P2"><text:s text:c="2"/>VALUES (4, 7);</text:p>
      <text:p text:style-name="P2"><text:s text:c="2"/>INSERT INTO OBSAHUJE (ID_MENU, ID_JEDLA) </text:p>
      <text:p text:style-name="P2"><text:s text:c="2"/>VALUES (4, 17);</text:p>
      <text:p text:style-name="P2"><text:s text:c="2"/>INSERT INTO OBSAHUJE (ID_MENU, ID_JEDLA) </text:p>
      <text:p text:style-name="P2"><text:s text:c="2"/>VALUES (4, 20);</text:p>
      <text:p text:style-name="P2"><text:s text:c="2"/>INSERT INTO OBSAHUJE (ID_MENU, ID_JEDLA) </text:p>
      <text:p text:style-name="P2"><text:s text:c="2"/>VALUES (4, 21);</text:p>
      <text:p text:style-name="P2"/>
      <text:p text:style-name="P2">-- Pikantne</text:p>
      <text:p text:style-name="P2"/>
      <text:p text:style-name="P2"><text:s text:c="2"/>INSERT INTO OBSAHUJE (ID_MENU, ID_JEDLA) </text:p>
      <text:p text:style-name="P2"><text:s text:c="2"/>VALUES (5, 8);</text:p>
      <text:p text:style-name="P2"><text:s text:c="2"/>INSERT INTO OBSAHUJE (ID_MENU, ID_JEDLA) </text:p>
      <text:p text:style-name="P2"><text:s text:c="2"/>VALUES (5, 6);</text:p>
      <text:p text:style-name="P2"><text:s text:c="2"/></text:p>
      <text:p text:style-name="P2"><text:s text:c="2"/></text:p>
      <text:p text:style-name="P2">-- Medzinarodne</text:p>
      <text:p text:style-name="P2"/>
      <text:p text:style-name="P2"><text:s text:c="2"/>INSERT INTO OBSAHUJE (ID_MENU, ID_JEDLA) </text:p>
      <text:p text:style-name="P2"><text:s text:c="2"/>VALUES (6, 4);</text:p>
      <text:p text:style-name="P2"><text:s text:c="2"/>INSERT INTO OBSAHUJE (ID_MENU, ID_JEDLA) </text:p>
      <text:p text:style-name="P2"><text:s text:c="2"/>VALUES (6, 9);</text:p>
      <text:p text:style-name="P2"><text:s text:c="2"/>INSERT INTO OBSAHUJE (ID_MENU, ID_JEDLA) </text:p>
      <text:p text:style-name="P2"><text:s text:c="2"/>VALUES (6, 11);</text:p>
      <text:p text:style-name="P2"><text:s text:c="2"/>INSERT INTO OBSAHUJE (ID_MENU, ID_JEDLA) </text:p>
      <text:p text:style-name="P2"><text:s text:c="2"/>VALUES (6, 18);</text:p>
      <text:p text:style-name="P2"><text:s text:c="2"/>INSERT INTO OBSAHUJE (ID_MENU, ID_JEDLA) </text:p>
      <text:p text:style-name="P2"><text:s text:c="2"/>VALUES (6, 19);</text:p>
      <text:p text:style-name="P2"><text:s text:c="2"/>INSERT INTO OBSAHUJE (ID_MENU, ID_JEDLA) </text:p>
      <text:p text:style-name="P2"><text:s text:c="2"/>VALUES (6, 22);</text:p>
      <text:p text:style-name="P2"><text:s text:c="2"/>INSERT INTO OBSAHUJE (ID_MENU, ID_JEDLA) </text:p>
      <text:p text:style-name="P2"><text:s text:c="2"/>VALUES (6, 23);</text:p>
      <text:p text:style-name="P2"><text:s text:c="2"/>INSERT INTO OBSAHUJE (ID_MENU, ID_JEDLA) </text:p>
      <text:p text:style-name="P2"><text:s text:c="2"/>VALUES (6, 24);</text:p>
      <text:p text:style-name="P2"><text:soft-page-break/><text:s text:c="2"/></text:p>
      <text:p text:style-name="P2"><text:s text:c="2"/>----------------------------------------------- Ponuka:</text:p>
      <text:p text:style-name="P2"><text:s text:c="2"/></text:p>
      <text:p text:style-name="P2"><text:s text:c="3"/>INSERT INTO PONUKA (ID_JEDALNE, ID_MENU, DATUM) </text:p>
      <text:p text:style-name="P2"><text:s text:c="2"/>VALUES (1, 4, TO_DATE('11.04.2016','dd.mm.yyyy'));</text:p>
      <text:p text:style-name="P2"><text:s text:c="2"/>INSERT INTO PONUKA (ID_JEDALNE, ID_MENU, DATUM) </text:p>
      <text:p text:style-name="P2"><text:s text:c="2"/>VALUES (1, 2, TO_DATE('10.04.2016','dd.mm.yyyy'));</text:p>
      <text:p text:style-name="P2"><text:s text:c="2"/>INSERT INTO PONUKA (ID_JEDALNE, ID_MENU, DATUM) </text:p>
      <text:p text:style-name="P2"><text:s text:c="2"/>VALUES (1, 3, TO_DATE('9.04.2016','dd.mm.yyyy'));</text:p>
      <text:p text:style-name="P2"><text:s text:c="2"/>INSERT INTO PONUKA (ID_JEDALNE, ID_MENU, DATUM) </text:p>
      <text:p text:style-name="P2"><text:s text:c="2"/>VALUES (1, 1, TO_DATE('8.04.2016','dd.mm.yyyy'));</text:p>
      <text:p text:style-name="P2"><text:s text:c="2"/>INSERT INTO PONUKA (ID_JEDALNE, ID_MENU, DATUM) </text:p>
      <text:p text:style-name="P2"><text:s text:c="2"/>VALUES (1, 2, TO_DATE('7.04.2016','dd.mm.yyyy'));</text:p>
      <text:p text:style-name="P2"><text:s text:c="2"/>INSERT INTO PONUKA (ID_JEDALNE, ID_MENU, DATUM) </text:p>
      <text:p text:style-name="P2"><text:s text:c="2"/>VALUES (2, 3, TO_DATE('11.04.2016','dd.mm.yyyy'));</text:p>
      <text:p text:style-name="P2"><text:s text:c="2"/>INSERT INTO PONUKA (ID_JEDALNE, ID_MENU, DATUM) </text:p>
      <text:p text:style-name="P2"><text:s text:c="2"/>VALUES (2, 4, TO_DATE('10.04.2016','dd.mm.yyyy'));</text:p>
      <text:p text:style-name="P2"><text:s text:c="2"/>INSERT INTO PONUKA (ID_JEDALNE, ID_MENU, DATUM) </text:p>
      <text:p text:style-name="P2"><text:s text:c="2"/>VALUES (2, 6, TO_DATE('09.04.2016','dd.mm.yyyy'));</text:p>
      <text:p text:style-name="P2"><text:s text:c="2"/>INSERT INTO PONUKA (ID_JEDALNE, ID_MENU, DATUM) </text:p>
      <text:p text:style-name="P2"><text:s text:c="2"/>VALUES (2, 4, TO_DATE('08.04.2016','dd.mm.yyyy'));</text:p>
      <text:p text:style-name="P2"><text:s text:c="2"/>INSERT INTO PONUKA (ID_JEDALNE, ID_MENU, DATUM) </text:p>
      <text:p text:style-name="P2"><text:s text:c="2"/>VALUES (3, 3, TO_DATE('11.04.2016','dd.mm.yyyy'));</text:p>
      <text:p text:style-name="P2"><text:s text:c="2"/>INSERT INTO PONUKA (ID_JEDALNE, ID_MENU, DATUM) </text:p>
      <text:p text:style-name="P2"><text:s text:c="2"/>VALUES (3, 3, TO_DATE('10.04.2016','dd.mm.yyyy'));</text:p>
      <text:p text:style-name="P2"><text:s text:c="2"/>INSERT INTO PONUKA (ID_JEDALNE, ID_MENU, DATUM) </text:p>
      <text:p text:style-name="P2"><text:s text:c="2"/>VALUES (3, 2, TO_DATE('09.04.2016','dd.mm.yyyy'));</text:p>
      <text:p text:style-name="P2"><text:s text:c="2"/>INSERT INTO PONUKA (ID_JEDALNE, ID_MENU, DATUM) </text:p>
      <text:p text:style-name="P2"><text:s text:c="2"/>VALUES (4, 1, TO_DATE('11.04.2016','dd.mm.yyyy'));</text:p>
      <text:p text:style-name="P2"><text:s text:c="2"/>INSERT INTO PONUKA (ID_JEDALNE, ID_MENU, DATUM) </text:p>
      <text:p text:style-name="P2"><text:s text:c="2"/>VALUES (4, 6, TO_DATE('10.04.2016','dd.mm.yyyy'));</text:p>
      <text:p text:style-name="P2"><text:s text:c="2"/>INSERT INTO PONUKA (ID_JEDALNE, ID_MENU, DATUM) </text:p>
      <text:p text:style-name="P2"><text:s text:c="2"/>VALUES (4, 6, TO_DATE('09.04.2016','dd.mm.yyyy'));</text:p>
      <text:p text:style-name="P2"><text:s text:c="2"/>INSERT INTO PONUKA (ID_JEDALNE, ID_MENU, DATUM) </text:p>
      <text:p text:style-name="P2"><text:s text:c="2"/>VALUES (4, 2, TO_DATE('08.04.2016','dd.mm.yyyy'));</text:p>
      <text:p text:style-name="P2"><text:s text:c="2"/>INSERT INTO PONUKA (ID_JEDALNE, ID_MENU, DATUM) </text:p>
      <text:p text:style-name="P2"><text:s text:c="2"/>VALUES (4, 3, TO_DATE('07.04.2016','dd.mm.yyyy'));</text:p>
      <text:p text:style-name="P2"><text:s text:c="2"/>INSERT INTO PONUKA (ID_JEDALNE, ID_MENU, DATUM) </text:p>
      <text:p text:style-name="P2"><text:s text:c="2"/>VALUES (5, 1, TO_DATE('11.04.2016','dd.mm.yyyy'));</text:p>
      <text:p text:style-name="P2"><text:s text:c="2"/>INSERT INTO PONUKA (ID_JEDALNE, ID_MENU, DATUM) </text:p>
      <text:p text:style-name="P2"><text:s text:c="2"/>VALUES (5, 2, TO_DATE('11.04.2016','dd.mm.yyyy'));</text:p>
      <text:p text:style-name="P2"><text:s text:c="2"/>INSERT INTO PONUKA (ID_JEDALNE, ID_MENU, DATUM) </text:p>
      <text:p text:style-name="P2"><text:s text:c="2"/>VALUES (5, 3, TO_DATE('10.04.2016','dd.mm.yyyy'));</text:p>
      <text:p text:style-name="P2"><text:s text:c="2"/>INSERT INTO PONUKA (ID_JEDALNE, ID_MENU, DATUM) </text:p>
      <text:p text:style-name="P2"><text:s text:c="2"/>VALUES (5, 4, TO_DATE('09.04.2016','dd.mm.yyyy'));</text:p>
      <text:p text:style-name="P2"><text:s text:c="2"/>INSERT INTO PONUKA (ID_JEDALNE, ID_MENU, DATUM) </text:p>
      <text:p text:style-name="P2"><text:s text:c="2"/>VALUES (5, 5, TO_DATE('08.04.2016','dd.mm.yyyy'));</text:p>
      <text:p text:style-name="P2"><text:s text:c="2"/></text:p>
      <text:p text:style-name="P2"><text:s text:c="2"/>--------------------------------------------------- Predava:</text:p>
      <text:p text:style-name="P2"><text:s text:c="2"/></text:p>
      <text:p text:style-name="P2"><text:s text:c="3"/>INSERT INTO PREDAVA (ID_JEDALNE, ID_JEDLA, DATUM, CAS, POCET_KUSOV) </text:p>
      <text:p text:style-name="P2"><text:s text:c="2"/>VALUES (1, 3, TO_DATE('11.04.2016','dd.mm.yyyy'), '11:04:56', 1);</text:p>
      <text:p text:style-name="P2"><text:soft-page-break/><text:s text:c="3"/>INSERT INTO PREDAVA (ID_JEDALNE, ID_JEDLA, DATUM, CAS, POCET_KUSOV) </text:p>
      <text:p text:style-name="P2"><text:s text:c="2"/>VALUES (1, 5, TO_DATE('11.04.2016','dd.mm.yyyy'), '11:05:34', 1);</text:p>
      <text:p text:style-name="P2"><text:s text:c="3"/>INSERT INTO PREDAVA (ID_JEDALNE, ID_JEDLA, DATUM, CAS, POCET_KUSOV) </text:p>
      <text:p text:style-name="P2"><text:s text:c="2"/>VALUES (1, 7, TO_DATE('11.04.2016','dd.mm.yyyy'),'11:06:32', 2);</text:p>
      <text:p text:style-name="P2"><text:s text:c="3"/>INSERT INTO PREDAVA (ID_JEDALNE, ID_JEDLA, DATUM, CAS, POCET_KUSOV) </text:p>
      <text:p text:style-name="P2"><text:s text:c="2"/>VALUES (1, 17, TO_DATE('11.04.2016','dd.mm.yyyy'), '12:38:56', 1);</text:p>
      <text:p text:style-name="P2"><text:s text:c="3"/>INSERT INTO PREDAVA (ID_JEDALNE, ID_JEDLA, DATUM, CAS, POCET_KUSOV) </text:p>
      <text:p text:style-name="P2"><text:s text:c="2"/>VALUES (1, 3, TO_DATE('11.04.2016','dd.mm.yyyy'), '16:20:00', 3);</text:p>
      <text:p text:style-name="P2"><text:s text:c="2"/></text:p>
      <text:p text:style-name="P2"><text:s text:c="2"/>INSERT INTO PREDAVA (ID_JEDALNE, ID_JEDLA, DATUM, CAS, POCET_KUSOV) </text:p>
      <text:p text:style-name="P2"><text:s text:c="2"/>VALUES (2, 25, TO_DATE('11.04.2016','dd.mm.yyyy'), '11:00:06', 1);</text:p>
      <text:p text:style-name="P2"><text:s text:c="3"/>INSERT INTO PREDAVA (ID_JEDALNE, ID_JEDLA, DATUM, CAS, POCET_KUSOV) </text:p>
      <text:p text:style-name="P2"><text:s text:c="2"/>VALUES (2, 26, TO_DATE('11.04.2016','dd.mm.yyyy'), '11:09:02', 2);</text:p>
      <text:p text:style-name="P2"><text:s text:c="3"/>INSERT INTO PREDAVA (ID_JEDALNE, ID_JEDLA, DATUM, CAS, POCET_KUSOV) </text:p>
      <text:p text:style-name="P2"><text:s text:c="2"/>VALUES (2, 27, TO_DATE('11.04.2016','dd.mm.yyyy'), '11:59:59', 1);</text:p>
      <text:p text:style-name="P2"><text:s text:c="3"/>INSERT INTO PREDAVA (ID_JEDALNE, ID_JEDLA, DATUM, CAS, POCET_KUSOV) </text:p>
      <text:p text:style-name="P2"><text:s text:c="2"/>VALUES (2, 29, TO_DATE('11.04.2016','dd.mm.yyyy'), '12:36:56', 2);</text:p>
      <text:p text:style-name="P2"><text:s text:c="3"/>INSERT INTO PREDAVA (ID_JEDALNE, ID_JEDLA, DATUM, CAS, POCET_KUSOV) </text:p>
      <text:p text:style-name="P2"><text:s text:c="2"/>VALUES (2, 30, TO_DATE('11.04.2016','dd.mm.yyyy'), '13:04:56', 1);</text:p>
      <text:p text:style-name="P2"><text:s text:c="2"/></text:p>
      <text:p text:style-name="P2"><text:s text:c="2"/>INSERT INTO PREDAVA (ID_JEDALNE, ID_JEDLA, DATUM, CAS, POCET_KUSOV) </text:p>
      <text:p text:style-name="P2"><text:s text:c="2"/>VALUES (3, 21, TO_DATE('11.04.2016','dd.mm.yyyy'), '12:04:56', 2);</text:p>
      <text:p text:style-name="P2"><text:s text:c="3"/>INSERT INTO PREDAVA (ID_JEDALNE, ID_JEDLA, DATUM, CAS, POCET_KUSOV) </text:p>
      <text:p text:style-name="P2"><text:s text:c="2"/>VALUES (3, 21, TO_DATE('11.04.2016','dd.mm.yyyy'), '13:04:56', 1);</text:p>
      <text:p text:style-name="P2"><text:s text:c="3"/>INSERT INTO PREDAVA (ID_JEDALNE, ID_JEDLA, DATUM, CAS, POCET_KUSOV)</text:p>
      <text:p text:style-name="P2"><text:s text:c="2"/>VALUES (3, 30, TO_DATE('11.04.2016','dd.mm.yyyy'), '14:04:56', 2);</text:p>
      <text:p text:style-name="P2"><text:s text:c="3"/>INSERT INTO PREDAVA (ID_JEDALNE, ID_JEDLA, DATUM, CAS, POCET_KUSOV) </text:p>
      <text:p text:style-name="P2"><text:s text:c="2"/>VALUES (3, 29, TO_DATE('11.04.2016','dd.mm.yyyy'), '15:04:56', 10);</text:p>
      <text:p text:style-name="P2"><text:s text:c="3"/>INSERT INTO PREDAVA (ID_JEDALNE, ID_JEDLA, DATUM, CAS, POCET_KUSOV) </text:p>
      <text:p text:style-name="P2"><text:s text:c="2"/>VALUES (3, 27, TO_DATE('11.04.2016','dd.mm.yyyy'), '16:04:56', 2);</text:p>
      <text:p text:style-name="P2"><text:s text:c="2"/></text:p>
      <text:p text:style-name="P2"><text:s text:c="2"/>INSERT INTO PREDAVA (ID_JEDALNE, ID_JEDLA, DATUM, CAS, POCET_KUSOV) </text:p>
      <text:p text:style-name="P2"><text:s text:c="2"/>VALUES (4, 9, TO_DATE('11.04.2016','dd.mm.yyyy'), '11:21:00', 2);</text:p>
      <text:p text:style-name="P2"><text:s text:c="3"/>INSERT INTO PREDAVA (ID_JEDALNE, ID_JEDLA, DATUM, CAS, POCET_KUSOV) </text:p>
      <text:p text:style-name="P2"><text:s text:c="2"/>VALUES (4, 10, TO_DATE('11.04.2016','dd.mm.yyyy'), '12:34:59', 1);</text:p>
      <text:p text:style-name="P2"><text:s text:c="3"/>INSERT INTO PREDAVA (ID_JEDALNE, ID_JEDLA, DATUM, CAS, POCET_KUSOV) </text:p>
      <text:p text:style-name="P2"><text:s text:c="2"/>VALUES (4, 10, TO_DATE('11.04.2016','dd.mm.yyyy'), '12:24:55', 2);</text:p>
      <text:p text:style-name="P2"><text:s text:c="3"/>INSERT INTO PREDAVA (ID_JEDALNE, ID_JEDLA, DATUM, CAS, POCET_KUSOV) </text:p>
      <text:p text:style-name="P2"><text:s text:c="2"/>VALUES (4, 17, TO_DATE('11.04.2016','dd.mm.yyyy'), '13:24:46', 1);</text:p>
      <text:p text:style-name="P2"><text:s text:c="3"/>INSERT INTO PREDAVA (ID_JEDALNE, ID_JEDLA, DATUM, CAS, POCET_KUSOV) </text:p>
      <text:p text:style-name="P2"><text:s text:c="2"/>VALUES (4, 14, TO_DATE('11.04.2016','dd.mm.yyyy'), '13:14:59', 24);</text:p>
      <text:p text:style-name="P2"><text:s text:c="2"/></text:p>
      <text:p text:style-name="P2"><text:s text:c="2"/>INSERT INTO PREDAVA (ID_JEDALNE, ID_JEDLA, DATUM, CAS, POCET_KUSOV) </text:p>
      <text:p text:style-name="P2"><text:s text:c="2"/>VALUES (5, 8, TO_DATE('11.04.2016','dd.mm.yyyy'),'11:00:56', 1);</text:p>
      <text:p text:style-name="P2"><text:s text:c="3"/>INSERT INTO PREDAVA (ID_JEDALNE, ID_JEDLA, DATUM, CAS, POCET_KUSOV) </text:p>
      <text:p text:style-name="P2"><text:s text:c="2"/>VALUES (5, 15, TO_DATE('11.04.2016','dd.mm.yyyy'), '12:03:50', 1);</text:p>
      <text:p text:style-name="P2"><text:s text:c="3"/>INSERT INTO PREDAVA (ID_JEDALNE, ID_JEDLA, DATUM, CAS, POCET_KUSOV) </text:p>
      <text:p text:style-name="P2"><text:s text:c="2"/>VALUES (5, 16, TO_DATE('11.04.2016','dd.mm.yyyy'), '12:04:56', 2);</text:p>
      <text:p text:style-name="P2"><text:s text:c="3"/>INSERT INTO PREDAVA (ID_JEDALNE, ID_JEDLA, DATUM, CAS, POCET_KUSOV) </text:p>
      <text:p text:style-name="P2"><text:s text:c="2"/>VALUES (5, 19, TO_DATE('11.04.2016','dd.mm.yyyy'), '13:04:56', 1);</text:p>
      <text:p text:style-name="P2"><text:s text:c="3"/>INSERT INTO PREDAVA (ID_JEDALNE, ID_JEDLA, DATUM, CAS, POCET_KUSOV) </text:p>
      <text:p text:style-name="P2"><text:s text:c="2"/>VALUES (5, 17, TO_DATE('11.04.2016','dd.mm.yyyy'), '13:04:56', 8); <text:soft-page-break/>--------------------------------------------------------------------------------- Zisk:</text:p>
      <text:p text:style-name="P2"><text:s text:c="2"/></text:p>
      <text:p text:style-name="P2"><text:s text:c="4"/>INSERT INTO PRODUKCIA_ZISKU (ID_JEDALNE, MESIAC, ROK, ZISK)</text:p>
      <text:p text:style-name="P2"><text:s text:c="2"/>VALUES (1, 11, 2015, 1023.22);</text:p>
      <text:p text:style-name="P2"><text:s text:c="2"/>INSERT INTO PRODUKCIA_ZISKU (ID_JEDALNE, MESIAC, ROK, ZISK)</text:p>
      <text:p text:style-name="P2"><text:s text:c="2"/>VALUES (1, 12, 2015, 976.98);</text:p>
      <text:p text:style-name="P2"><text:s text:c="2"/>INSERT INTO PRODUKCIA_ZISKU (ID_JEDALNE, MESIAC, ROK, ZISK)</text:p>
      <text:p text:style-name="P2"><text:s text:c="2"/>VALUES (1, 1, 2016, 725.34);</text:p>
      <text:p text:style-name="P2"><text:s text:c="2"/>INSERT INTO PRODUKCIA_ZISKU (ID_JEDALNE, MESIAC, ROK, ZISK)</text:p>
      <text:p text:style-name="P2"><text:s text:c="2"/>VALUES (1, 2, 2016, 1234.98);</text:p>
      <text:p text:style-name="P2"><text:s text:c="2"/>INSERT INTO PRODUKCIA_ZISKU (ID_JEDALNE, MESIAC, ROK, ZISK)</text:p>
      <text:p text:style-name="P2"><text:s text:c="2"/>VALUES (1, 3, 2016, 1503.22);</text:p>
      <text:p text:style-name="P2"><text:s text:c="2"/></text:p>
      <text:p text:style-name="P2"><text:s text:c="3"/>INSERT INTO PRODUKCIA_ZISKU (ID_JEDALNE, MESIAC, ROK, ZISK)</text:p>
      <text:p text:style-name="P2"><text:s text:c="2"/>VALUES (2, 11, 2015, 1090.22);</text:p>
      <text:p text:style-name="P2"><text:s text:c="2"/>INSERT INTO PRODUKCIA_ZISKU (ID_JEDALNE, MESIAC, ROK, ZISK)</text:p>
      <text:p text:style-name="P2"><text:s text:c="2"/>VALUES (2, 12, 2015, 732.98);</text:p>
      <text:p text:style-name="P2"><text:s text:c="2"/>INSERT INTO PRODUKCIA_ZISKU (ID_JEDALNE, MESIAC, ROK, ZISK)</text:p>
      <text:p text:style-name="P2"><text:s text:c="2"/>VALUES (2, 1, 2016, 222.34);</text:p>
      <text:p text:style-name="P2"><text:s text:c="2"/>INSERT INTO PRODUKCIA_ZISKU (ID_JEDALNE, MESIAC, ROK, ZISK)</text:p>
      <text:p text:style-name="P2"><text:s text:c="2"/>VALUES (2, 2, 2016, 323.98);</text:p>
      <text:p text:style-name="P2"><text:s text:c="2"/>INSERT INTO PRODUKCIA_ZISKU (ID_JEDALNE, MESIAC, ROK, ZISK)</text:p>
      <text:p text:style-name="P2"><text:s text:c="2"/>VALUES (2, 3, 2016, 1222.22);</text:p>
      <text:p text:style-name="P2"><text:s text:c="2"/></text:p>
      <text:p text:style-name="P2"><text:s text:c="3"/>INSERT INTO PRODUKCIA_ZISKU (ID_JEDALNE, MESIAC, ROK, ZISK)</text:p>
      <text:p text:style-name="P2"><text:s text:c="2"/>VALUES (3, 11, 2015, 762.22);</text:p>
      <text:p text:style-name="P2"><text:s text:c="2"/>INSERT INTO PRODUKCIA_ZISKU (ID_JEDALNE, MESIAC, ROK, ZISK)</text:p>
      <text:p text:style-name="P2"><text:s text:c="2"/>VALUES (3, 12, 2015, 653.98);</text:p>
      <text:p text:style-name="P2"><text:s text:c="2"/>INSERT INTO PRODUKCIA_ZISKU (ID_JEDALNE, MESIAC, ROK, ZISK)</text:p>
      <text:p text:style-name="P2"><text:s text:c="2"/>VALUES (3, 1, 2016, 532.34);</text:p>
      <text:p text:style-name="P2"><text:s text:c="2"/>INSERT INTO PRODUKCIA_ZISKU (ID_JEDALNE, MESIAC, ROK, ZISK)</text:p>
      <text:p text:style-name="P2"><text:s text:c="2"/>VALUES (3, 2, 2016, 432.98);</text:p>
      <text:p text:style-name="P2"><text:s text:c="2"/>INSERT INTO PRODUKCIA_ZISKU (ID_JEDALNE, MESIAC, ROK, ZISK)</text:p>
      <text:p text:style-name="P2"><text:s text:c="2"/>VALUES (3, 3, 2016, 321.22);</text:p>
      <text:p text:style-name="P2"><text:s text:c="2"/></text:p>
      <text:p text:style-name="P2"><text:s text:c="3"/>INSERT INTO PRODUKCIA_ZISKU (ID_JEDALNE, MESIAC, ROK, ZISK)</text:p>
      <text:p text:style-name="P2"><text:s text:c="2"/>VALUES (4, 11, 2015, 1023.22);</text:p>
      <text:p text:style-name="P2"><text:s text:c="2"/>INSERT INTO PRODUKCIA_ZISKU (ID_JEDALNE, MESIAC, ROK, ZISK)</text:p>
      <text:p text:style-name="P2"><text:s text:c="2"/>VALUES (4, 12, 2015, 1092.98);</text:p>
      <text:p text:style-name="P2"><text:s text:c="2"/>INSERT INTO PRODUKCIA_ZISKU (ID_JEDALNE, MESIAC, ROK, ZISK)</text:p>
      <text:p text:style-name="P2"><text:s text:c="2"/>VALUES (4, 1, 2016, 2003.34);</text:p>
      <text:p text:style-name="P2"><text:s text:c="2"/>INSERT INTO PRODUKCIA_ZISKU (ID_JEDALNE, MESIAC, ROK, ZISK)</text:p>
      <text:p text:style-name="P2"><text:s text:c="2"/>VALUES (4, 2, 2016, 1678.98);</text:p>
      <text:p text:style-name="P2"><text:s text:c="2"/>INSERT INTO PRODUKCIA_ZISKU (ID_JEDALNE, MESIAC, ROK, ZISK)</text:p>
      <text:p text:style-name="P2"><text:s text:c="2"/>VALUES (4, 3, 2016, 1980.22);</text:p>
      <text:p text:style-name="P2"><text:s text:c="2"/></text:p>
      <text:p text:style-name="P2"><text:s text:c="3"/>INSERT INTO PRODUKCIA_ZISKU (ID_JEDALNE, MESIAC, ROK, ZISK)</text:p>
      <text:p text:style-name="P2"><text:s text:c="2"/>VALUES (5, 11, 2015, 1023.22);</text:p>
      <text:p text:style-name="P2"><text:s text:c="2"/>INSERT INTO PRODUKCIA_ZISKU (ID_JEDALNE, MESIAC, ROK, ZISK)</text:p>
      <text:p text:style-name="P2"><text:s text:c="2"/>VALUES (5, 12, 2015, 976.98);</text:p>
      <text:p text:style-name="P2"><text:s text:c="2"/>INSERT INTO PRODUKCIA_ZISKU (ID_JEDALNE, MESIAC, ROK, ZISK)</text:p>
      <text:p text:style-name="P2"><text:s text:c="2"/>VALUES (5, 1, 2016, 725.34);</text:p>
      <text:p text:style-name="P2"><text:soft-page-break/><text:s text:c="2"/>INSERT INTO PRODUKCIA_ZISKU (ID_JEDALNE, MESIAC, ROK, ZISK)</text:p>
      <text:p text:style-name="P2"><text:s text:c="2"/>VALUES (5, 2, 2016, 1234.98);</text:p>
      <text:p text:style-name="P2"><text:s text:c="2"/>INSERT INTO PRODUKCIA_ZISKU (ID_JEDALNE, MESIAC, ROK, ZISK)</text:p>
      <text:p text:style-name="P2"><text:s text:c="2"/>VALUES (5, 3, 2016, 1503.22);</text:p>
      <text:p text:style-name="P2"/>
      <text:p text:style-name="P2"/>
      <text:p text:style-name="P5">Vytvorenie sekvencií a trigrov</text:p>
      <text:p text:style-name="P2"/>
      <text:p text:style-name="P2"/>
      <text:p text:style-name="P2">---------------------------------------------- Jedalen</text:p>
      <text:p text:style-name="P2">CREATE SEQUENCE s_jedalen;</text:p>
      <text:p text:style-name="P2"/>
      <text:p text:style-name="P2">CREATE OR REPLACE TRIGGER t_jedalen </text:p>
      <text:p text:style-name="P2">BEFORE INSERT ON jedalen</text:p>
      <text:p text:style-name="P2">FOR EACH ROW</text:p>
      <text:p text:style-name="P2"/>
      <text:p text:style-name="P2">BEGIN</text:p>
      <text:p text:style-name="P2"><text:s text:c="2"/>SELECT s_jedalen.NEXTVAL</text:p>
      <text:p text:style-name="P2"><text:s text:c="2"/>INTO <text:s text:c="2"/>:new.id_jedalne</text:p>
      <text:p text:style-name="P2"><text:s text:c="2"/>FROM <text:s text:c="2"/>dual;</text:p>
      <text:p text:style-name="P2">END;</text:p>
      <text:p text:style-name="P2">---------------------------------------------- Zamestanec</text:p>
      <text:p text:style-name="P2"/>
      <text:p text:style-name="P2">CREATE SEQUENCE s_zamestanec;</text:p>
      <text:p text:style-name="P2"/>
      <text:p text:style-name="P2">CREATE OR REPLACE TRIGGER t_zamestnanec </text:p>
      <text:p text:style-name="P2">BEFORE INSERT ON zamestnanec_jedalne</text:p>
      <text:p text:style-name="P2">FOR EACH ROW</text:p>
      <text:p text:style-name="P2"/>
      <text:p text:style-name="P2">BEGIN</text:p>
      <text:p text:style-name="P2"><text:s text:c="2"/>SELECT s_zamestanec.NEXTVAL</text:p>
      <text:p text:style-name="P2"><text:s text:c="2"/>INTO <text:s text:c="2"/>:new.id_zamestnanca</text:p>
      <text:p text:style-name="P2"><text:s text:c="2"/>FROM <text:s text:c="2"/>dual;</text:p>
      <text:p text:style-name="P2">END;</text:p>
      <text:p text:style-name="P2">---------------------------------------------- Pozicia</text:p>
      <text:p text:style-name="P2">CREATE SEQUENCE s_pozicia;</text:p>
      <text:p text:style-name="P2"/>
      <text:p text:style-name="P2">CREATE OR REPLACE TRIGGER t_pozicia </text:p>
      <text:p text:style-name="P2">BEFORE INSERT ON pozicia</text:p>
      <text:p text:style-name="P2">FOR EACH ROW</text:p>
      <text:p text:style-name="P2"/>
      <text:p text:style-name="P2">BEGIN</text:p>
      <text:p text:style-name="P2"><text:s text:c="2"/>SELECT s_pozicia.NEXTVAL</text:p>
      <text:p text:style-name="P2"><text:s text:c="2"/>INTO <text:s text:c="2"/>:new.id_pozicie</text:p>
      <text:p text:style-name="P2"><text:s text:c="2"/>FROM <text:s text:c="2"/>dual;</text:p>
      <text:p text:style-name="P2">END;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---------------------------------------------- Menu</text:p>
      <text:p text:style-name="P2">CREATE SEQUENCE s_menu;</text:p>
      <text:p text:style-name="P2"/>
      <text:p text:style-name="P2">CREATE OR REPLACE TRIGGER t_menu </text:p>
      <text:p text:style-name="P2">BEFORE INSERT ON menu</text:p>
      <text:p text:style-name="P2">FOR EACH ROW</text:p>
      <text:p text:style-name="P2"/>
      <text:p text:style-name="P2">BEGIN</text:p>
      <text:p text:style-name="P2"><text:s text:c="2"/>SELECT s_menu.NEXTVAL</text:p>
      <text:p text:style-name="P2"><text:s text:c="2"/>INTO <text:s text:c="2"/>:new.id_menu</text:p>
      <text:p text:style-name="P2"><text:s text:c="2"/>FROM <text:s text:c="2"/>dual;</text:p>
      <text:p text:style-name="P2">END;</text:p>
      <text:p text:style-name="P2">---------------------------------------------- Jedlo</text:p>
      <text:p text:style-name="P2">CREATE SEQUENCE s_jedla;</text:p>
      <text:p text:style-name="P2"/>
      <text:p text:style-name="P2">CREATE OR REPLACE TRIGGER t_jedla</text:p>
      <text:p text:style-name="P2">BEFORE INSERT ON jedlo</text:p>
      <text:p text:style-name="P2">FOR EACH ROW</text:p>
      <text:p text:style-name="P2"/>
      <text:p text:style-name="P2">BEGIN</text:p>
      <text:p text:style-name="P2"><text:s text:c="2"/>SELECT s_jedlo.NEXTVAL</text:p>
      <text:p text:style-name="P2"><text:s text:c="2"/>INTO <text:s text:c="2"/>:new.id_jedla</text:p>
      <text:p text:style-name="P2"><text:s text:c="2"/>FROM <text:s text:c="2"/>dual;</text:p>
      <text:p text:style-name="P2">END;</text:p>
      <text:p text:style-name="P2"/>
      <text:p text:style-name="P2"/>
      <text:p text:style-name="P2"/>
      <text:p text:style-name="P5">Pohľady</text:p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RTF_5f_Num_20_2_20_1" style:display-name="RTF_Num 2 1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ominik Trojčák</meta:initial-creator>
    <meta:creation-date>2016-04-05T09:10:33</meta:creation-date>
    <dc:date>2016-04-12T12:13:41</dc:date>
    <dc:creator>Dominik Trojčák</dc:creator>
    <meta:editing-duration>PT2M2S</meta:editing-duration>
    <meta:editing-cycles>1</meta:editing-cycles>
    <meta:generator>OpenOffice/4.1.1$Unix OpenOffice.org_project/411m6$Build-9775</meta:generator>
    <meta:document-statistic meta:table-count="0" meta:image-count="0" meta:object-count="0" meta:page-count="12" meta:paragraph-count="461" meta:word-count="2319" meta:character-count="22199"/>
  </office:meta>
</office:document-meta>
</file>